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3388888888889cm"/>
    </style:style>
    <style:style style:name="co3" style:family="table-column">
      <style:table-column-properties fo:break-before="auto" style:column-width="6.80861111111111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79236111111111cm" style:use-optimal-column-width="true"/>
    </style:style>
    <style:style style:name="co7" style:family="table-column">
      <style:table-column-properties fo:break-before="auto" style:column-width="21.1843055555556cm" style:use-optimal-column-width="true"/>
    </style:style>
    <style:style style:name="co8" style:family="table-column">
      <style:table-column-properties fo:break-before="auto" style:column-width="2.75166666666667cm" style:use-optimal-column-width="true"/>
    </style:style>
    <style:style style:name="co9" style:family="table-column">
      <style:table-column-properties fo:break-before="auto" style:column-width="2.96333333333333cm" style:use-optimal-column-width="true"/>
    </style:style>
    <style:style style:name="co10" style:family="table-column">
      <style:table-column-properties fo:break-before="auto" style:column-width="4.32152777777778cm" style:use-optimal-column-width="true"/>
    </style:style>
    <style:style style:name="co11" style:family="table-column">
      <style:table-column-properties fo:break-before="auto" style:column-width="18.7501388888889cm" style:use-optimal-column-width="true"/>
    </style:style>
    <style:style style:name="co12" style:family="table-column">
      <style:table-column-properties fo:break-before="auto" style:column-width="3.54541666666667cm"/>
    </style:style>
    <style:style style:name="co13" style:family="table-column">
      <style:table-column-properties fo:break-before="auto" style:column-width="1.32291666666667cm"/>
    </style:style>
    <style:style style:name="co14" style:family="table-column">
      <style:table-column-properties fo:break-before="auto" style:column-width="13.7583333333333cm"/>
    </style:style>
    <style:style style:name="co15" style:family="table-column">
      <style:table-column-properties fo:break-before="auto" style:column-width="2.68111111111111cm"/>
    </style:style>
    <style:style style:name="co16" style:family="table-column">
      <style:table-column-properties fo:break-before="auto" style:column-width="2.87513888888889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Range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Speed</text:p>
          </table:table-cell>
          <table:table-cell office:value-type="string" table:style-name="ce2">
            <text:p>Value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1</text:p>
          </table:table-cell>
          <table:table-cell office:value-type="float" office:value="4.8648648648648649" table:formula="of:=180/37" table:style-name="ce1">
            <text:p>4.8648648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5" table:formula="of:=(1+(0.5*((10 - [.H3])/9)))" table:style-name="ce1">
            <text:p>1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eal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2</text:p>
          </table:table-cell>
          <table:table-cell office:value-type="float" office:value="12.486486486486486" table:formula="of:=462/37" table:style-name="ce3">
            <text:p>12.4864864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4444444444444444" table:formula="of:=(1+(0.5*((10 - [.H4])/9)))" table:style-name="ce1">
            <text:p>1.4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vem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ll 3</text:p>
          </table:table-cell>
          <table:table-cell office:value-type="float" office:value="21.108108108108109" table:formula="of:=781/37" table:style-name="ce3">
            <text:p>21.1081081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3888888888888888" table:formula="of:=(1+(0.5*((10 - [.H5])/9)))" table:style-name="ce1">
            <text:p>1.38888888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ngoing Durati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ll 4</text:p>
          </table:table-cell>
          <table:table-cell office:value-type="float" office:value="29.378378378378379" table:formula="of:=1087/37" table:style-name="ce3">
            <text:p>29.378378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3333333333333333" table:formula="of:=(1+(0.5*((10 - [.H6])/9)))" table:style-name="ce1">
            <text:p>1.333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lay Card</text:p>
          </table:table-cell>
          <table:table-cell office:value-type="string" table:style-name="ce1">
            <text:p>Avg Card Value</text:p>
          </table:table-cell>
          <table:table-cell table:style-name="ce1"/>
          <table:table-cell office:value-type="string" table:style-name="ce1">
            <text:p>All 5</text:p>
          </table:table-cell>
          <table:table-cell office:value-type="float" office:value="34.567567567567565" table:formula="of:=1279/37" table:style-name="ce3">
            <text:p>34.567567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2777777777777777" table:formula="of:=(1+(0.5*((10 - [.H7])/9)))" table:style-name="ce1">
            <text:p>1.27777777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raw Card / Play Card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All 6</text:p>
          </table:table-cell>
          <table:table-cell office:value-type="float" office:value="37" table:formula="of:=1369/37" table:style-name="ce3">
            <text:p>3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222222222222223" table:formula="of:=(1+(0.5*((10 - [.H8])/9)))" table:style-name="ce1">
            <text:p>1.22222222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elf Heal</text:p>
          </table:table-cell>
          <table:table-cell office:value-type="string" table:style-name="ce1">
            <text:p>(Ass.C22*(Ass.C19/(Max Health)))</text:p>
          </table:table-cell>
          <table:table-cell table:style-name="ce1"/>
          <table:table-cell office:value-type="string" table:style-name="ce1">
            <text:p>Straight 1</text:p>
          </table:table-cell>
          <table:table-cell office:value-type="float" office:value="4.8648648648648649" table:formula="of:=180/37" table:style-name="ce3">
            <text:p>4.8648648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1666666666666667" table:formula="of:=(1+(0.5*((10 - [.H9])/9)))" table:style-name="ce1">
            <text:p>1.166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ption</text:p>
          </table:table-cell>
          <table:table-cell office:value-type="float" office:value="1.25" table:style-name="ce1">
            <text:p>1.25</text:p>
          </table:table-cell>
          <table:table-cell table:style-name="ce1"/>
          <table:table-cell office:value-type="string" table:style-name="ce1">
            <text:p>Straight 2</text:p>
          </table:table-cell>
          <table:table-cell office:value-type="float" office:value="8.5945945945945947" table:formula="of:=318/37" table:style-name="ce3">
            <text:p>8.59459459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1111111111111112" table:formula="of:=(1+(0.5*((10 - [.H10])/9)))" table:style-name="ce1">
            <text:p>1.1111111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 Instance Chance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Straight 3</text:p>
          </table:table-cell>
          <table:table-cell office:value-type="float" office:value="11.189189189189189" table:formula="of:=414/37" table:style-name="ce3">
            <text:p>11.1891891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555555555555556" table:formula="of:=(1+(0.5*((10 - [.H11])/9)))" table:style-name="ce1">
            <text:p>1.0555555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Remove Ongoin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ght 4</text:p>
          </table:table-cell>
          <table:table-cell office:value-type="float" office:value="12.648648648648649" table:formula="of:=468/37" table:style-name="ce3">
            <text:p>12.6486486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(1+(0.5*((10 - [.H12])/9)))" table:style-name="ce1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ut of Hand Multipli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ght 5</text:p>
          </table:table-cell>
          <table:table-cell office:value-type="float" office:value="13.297297297297296" table:formula="of:=492/37" table:style-name="ce3">
            <text:p>13.297297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94444444444444442" table:formula="of:=(1+(0.5*((10 - [.H13])/9)))" table:style-name="ce1">
            <text:p>0.9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Knockb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aight 6</text:p>
          </table:table-cell>
          <table:table-cell office:value-type="float" office:value="13.45945945945946" table:formula="of:=498/37" table:style-name="ce3">
            <text:p>13.4594594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Displaceme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Roo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Ongoing Amount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Power</text:p>
          </table:table-cell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Heal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ard Power</text:p>
          </table:table-cell>
          <table:table-cell office:value-type="float" office:value="160" table:formula="of:=[.C18]/[.C19]" table:style-name="ce1">
            <text:p>16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low to Speed 10</text:p>
          </table:table-cell>
          <table:table-cell office:value-type="float" office:value="40" table:formula="of:=[.C20]*0.25" table:style-name="ce1">
            <text:p>4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elf Heal Multiplie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Damage Deal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Elementalist" table:style-name="ta2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mman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(Movement)*(Range 2)*(Option)*(Speed 6)</text:p>
          </table:table-cell>
          <table:table-cell office:value-type="float" office:value="57.229729729729733" table:formula="of:=3*([Ass.F4])*[Ass.C10]*[Ass.I8]" table:style-name="ce1">
            <text:p>57.229729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laming Vol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Lightning Out) * (Chance same target) *((Range 2)*(Strip Ongoing) + (Avg Command)) * Uses</text:p>
          </table:table-cell>
          <table:table-cell office:value-type="float" office:value="89.759628378378395" table:formula="of:=([.C22])*([.C23]) * ([.C26]) *([Ass.F4]*[Ass.C12] + [.E3]) * [Ass.C6]" table:style-name="ce1">
            <text:p>89.75962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ightning Strik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Lightning Out) * (Chance Earth Out) * (Chance same target) *((Self Heal 2) + (Avg Command)) * Uses</text:p>
          </table:table-cell>
          <table:table-cell office:value-type="float" office:value="62.255556543385502" table:formula="of:=[.C23] * [.C25] * [.C26] *(([Ass.C22]*([Ass.C19]/([.C29]))) + [.E3]) * [Ass.C6]" table:style-name="ce1">
            <text:p>62.2555565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va F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Earth Out) * (Chance same target) *((Self Heal 2) + (Range 2)*(Strip Ongoing)) * Uses</text:p>
          </table:table-cell>
          <table:table-cell office:value-type="float" office:value="56.15538762446657" table:formula="of:=[.C22] * [.C25] * [.C26] *(([Ass.C22]*([Ass.C19]/([.C29]))) + [Ass.F4]*[Ass.C12]) * [Ass.C6]" table:style-name="ce1">
            <text:p>56.15538762</text:p>
          </table:table-cell>
          <table:table-cell table:number-columns-repeated="16379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Fire Ou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Lightning Ou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Ice Ou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Earth Ou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ame Target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BOOM_Bardier" table:style-name="ta2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etpack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Movement)*(Range1) + (Jetpack Contact Chance)*(6 Damage)*(Range 3 Straight))*(Speed 5)</text:p>
          </table:table-cell>
          <table:table-cell office:value-type="float" office:value="61.540540540540533" table:formula="of:=(([Ass.C5])*([Ass.F3]) + ([.C18])*6*([Ass.F11]))*([Ass.I7])" table:style-name="ce1">
            <text:p>61.5405405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tra Char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Avg card)*(Number of numerals)*2*(Speed 1)</text:p>
          </table:table-cell>
          <table:table-cell office:value-type="float" office:value="0" table:style-name="ce1">
            <text:p>0</text:p>
          </table:table-cell>
          <table:table-cell office:value-type="float" office:value="631.64607469570251" table:formula="of:=([.C23])*([.C19])*2*([Ass.I3])" table:style-name="ce1">
            <text:p>631.64607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 Nice Surpr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stepped on)*(Range 3)*((6 damage) + (Number Ongoings)*(Remove Ongoing))</text:p>
          </table:table-cell>
          <table:table-cell office:value-type="float" office:value="284.95945945945948" table:formula="of:=([.C20])*([Ass.F5])*(6 + ([Ass.C17])*([Ass.C12]))" table:style-name="ce1">
            <text:p>284.95945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t's Have a Bla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6 Damage) + (2 Knockback) - (Chance Self Blast)*(2 Damage))*(Aoe and Range))*(Speed 6)</text:p>
          </table:table-cell>
          <table:table-cell office:value-type="float" office:value="235.62635104833439" table:formula="of:=(6 + 2 - [.C21]*2)*SQRT([Ass.F3])*[Ass.F4]*([Ass.I8])" table:style-name="ce1">
            <text:p>235.62635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on't Drink That!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5)+(Draw Card))*(Speed 6)</text:p>
          </table:table-cell>
          <table:table-cell office:value-type="float" office:value="86.352657004830917" table:formula="of:=(5*([Ass.C22]*([Ass.C19]/[.C25]))+0)*[Ass.I8]" table:style-name="ce1">
            <text:p>86.352657</text:p>
          </table:table-cell>
          <table:table-cell office:value-type="float" office:value="112.0863859739151" table:formula="of:=(5*([Ass.C22]*([Ass.C19]/[.C25]))+([Ass.C8])*[.C23])*[Ass.I8]" table:style-name="ce1">
            <text:p>112.08638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lashba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Chance dealing damage instance)*(1/3)*(Damage Prevented)*(AOE and Range)+(Avg Card))*(Speed 2)</text:p>
          </table:table-cell>
          <table:table-cell office:value-type="float" office:value="116.73297705684629" table:formula="of:=(([Ass.C11])*(1/3)*([Ass.C23])*([Ass.F5]*SQRT([Ass.F5]))+0)*[Ass.I4]" table:style-name="ce1">
            <text:p>116.7329771</text:p>
          </table:table-cell>
          <table:table-cell office:value-type="float" office:value="268.79592096507099" table:formula="of:=(([Ass.C11])*(1/3)*([Ass.C23])*([Ass.F5]*SQRT([Ass.F5]))+[.C23])*[Ass.I4]" table:style-name="ce1">
            <text:p>268.79592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et Bom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Movement 2 Line)*(Out of Hand Conditionless))*SpeedAdjust</text:p>
          </table:table-cell>
          <table:table-cell office:value-type="float" office:value="77.351351351351354" table:formula="of:=(3*([Ass.F10])*([Ass.C13]))*([Ass.I3])" table:style-name="ce1">
            <text:p>77.3513513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fterburne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(Movement)+(Chance Occupied)*(Knockback+Damage))*Uses*(Speed 11)</text:p>
          </table:table-cell>
          <table:table-cell office:value-type="float" office:value="86.148648648648646" table:formula="of:=([Ass.F3])*(3+([.C22])*([Ass.C14]+2))*[Ass.C6]*[Ass.I13]" table:style-name="ce1">
            <text:p>86.1486486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Jetpack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umeral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tepped O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elf-Blas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Occupie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05.27434578261709" table:formula="of:=(([.C3]*[.E3])+([.C4]*[.E4])+([.C5]*[.E5])+([.C6]*[.E6])+([.C7]*[.E7])+([.C8]*[.E8])+([.C9]*[.E9])+([.C11]*[.E11]))/30" table:style-name="ce1">
            <text:p>105.274345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71.09030714597176" table:formula="of:=(([.C3]*[.E3])+([.C4]*[.F4])+([.C5]*[.E5])+([.C6]*[.E6])+([.C7]*[.F7])+([.C8]*[.F8])+([.C9]*[.E9])+([.C11]*[.E11]))/30" table:style-name="ce1">
            <text:p>171.090307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3935.0770643573505" table:formula="of:=[.C24]*[.C25]" table:style-name="ce1">
            <text:p>3935.077064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Knight_Errant" table:style-name="ta3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Ho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Movement + (4 Damage)*(AOE Range 1))*Range*(3 Speed)</text:p>
          </table:table-cell>
          <table:table-cell office:value-type="float" office:value="159.76453331250937" table:formula="of:=([Ass.C5] + 4*SQRT([Ass.F3]))*[.D18]*[Ass.I5]" table:style-name="ce1">
            <text:p>159.764533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nc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7 Damage)*Range + (Movement)*(Range 1))*(6 Speed)</text:p>
          </table:table-cell>
          <table:table-cell office:value-type="float" office:value="101.08108108108109" table:formula="of:=(7*[.D18] + [Ass.F3]*[Ass.C5])*[Ass.I8]" table:style-name="ce1">
            <text:p>101.08108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ival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Discard Ongoing)*Range*(9 Speed)</text:p>
          </table:table-cell>
          <table:table-cell office:value-type="float" office:value="156.22222222222223" table:formula="of:=[Ass.C12]*[Ass.F8]*[Ass.I11]" table:style-name="ce1">
            <text:p>156.22222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Godspe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</text:p>
          </table:table-cell>
          <table:table-cell office:value-type="float" office:value="0" table:style-name="ce1">
            <text:p>0</text:p>
          </table:table-cell>
          <table:table-cell office:value-type="float" office:value="207.51506307098742" table:formula="of:=2*[.D22]" table:style-name="ce1">
            <text:p>207.515063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anceal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2AOE – 1)*(Lance Card Value)*(Lance Cards/Total cards)*Turns</text:p>
          </table:table-cell>
          <table:table-cell office:value-type="float" office:value="69.781924471863789" table:formula="of:=(SQRT(2)-1)*[.E4]*([.C4]/30)*[Ass.C6]" table:style-name="ce1">
            <text:p>69.7819244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qu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educing Speed 2 bonus)*(Avg card value) + (Draw Card))*Uses</text:p>
          </table:table-cell>
          <table:table-cell office:value-type="float" office:value="0" table:style-name="ce1">
            <text:p>0</text:p>
          </table:table-cell>
          <table:table-cell office:value-type="float" office:value="161.40060461076803" table:formula="of:=(([Ass.I3]-[Ass.I5])*[.D22]+([Ass.C8]*[.D22]))*[Ass.C6]" table:style-name="ce1">
            <text:p>161.400604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e Holy Gr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+(Draw Card)+(SelfHeal 2))*Option*Uses</text:p>
          </table:table-cell>
          <table:table-cell office:value-type="float" office:value="140.08620689655172" table:formula="of:=(0+0+2*([Ass.C22]*([Ass.C19]/([.D24]))) )*[Ass.C10]*[Ass.C6]" table:style-name="ce1">
            <text:p>140.0862069</text:p>
          </table:table-cell>
          <table:table-cell office:value-type="float" office:value="269.78312131591889" table:formula="of:=(0+([.D22]*[Ass.C8])+2*([Ass.C22]*([Ass.C19]/([.D24]))) )*[Ass.C10]*[Ass.C6]" table:style-name="ce1">
            <text:p>269.783121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i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p*Uses*Duration</text:p>
          </table:table-cell>
          <table:table-cell office:value-type="float" office:value="213.0193777500125" table:formula="of:=[.E3]*([.C3]/30)*[Ass.C6]" table:style-name="ce1">
            <text:p>213.01937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calib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5 Damage)+(Draw Card))*(Range 1)*((Hop Cards)/(Total Cards))*Duration</text:p>
          </table:table-cell>
          <table:table-cell office:value-type="float" office:value="32.432432432432428" table:formula="of:=(5)*[Ass.F3]*([.C3]/30)*[Ass.C6]" table:style-name="ce1">
            <text:p>32.43243243</text:p>
          </table:table-cell>
          <table:table-cell office:value-type="float" office:value="167.03679766766751" table:formula="of:=(5+([Ass.C8])*[.D22])*[Ass.F3]*([.C3]/30)*[Ass.C6]" table:style-name="ce1">
            <text:p>167.036797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amsel in Distr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Avg Non-Lance Card)+(Draw Lance Card))*(Probability landing Lance)*((Lance Cards)/(Total Cards))*Duration</text:p>
          </table:table-cell>
          <table:table-cell office:value-type="float" office:value="0" table:style-name="ce1">
            <text:p>0</text:p>
          </table:table-cell>
          <table:table-cell office:value-type="float" office:value="104.42664414909686" table:formula="of:=([.D21]+([Ass.C8]*[.E4]))*[.D20]*(10/30)*[Ass.C6]" table:style-name="ce1">
            <text:p>104.42664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late M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elf Heal 2)*Duration</text:p>
          </table:table-cell>
          <table:table-cell office:value-type="float" office:value="56.034482758620683" table:formula="of:=[Ass.C11]*2*[Ass.C22]*([Ass.C19]/[.D24])*[Ass.C6]" table:style-name="ce1">
            <text:p>56.034482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dj Enemy Hop Chance)*((Hop Cards)/(Total Cards))*(Avg Card)*Duration</text:p>
          </table:table-cell>
          <table:table-cell office:value-type="float" office:value="0" table:style-name="ce1">
            <text:p>0</text:p>
          </table:table-cell>
          <table:table-cell office:value-type="float" office:value="69.171687690329136" table:formula="of:=[.D19]*([.C3]/30)*[.D22]*[Ass.C6]" table:style-name="ce1">
            <text:p>69.1716876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table:style-name="ce2"/>
          <table:table-cell office:value-type="string" table:style-name="ce2">
            <text:p>Valu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ight Move</text:p>
          </table:table-cell>
          <table:table-cell table:style-name="ce1"/>
          <table:table-cell office:value-type="float" office:value="9.7297297297297298" table:formula="of:=(6*6+8*12+10*6+11*6+14*6+18*1)/37" table:style-name="ce1">
            <text:p>9.729729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j Enemy Hop Chanc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ce Hit Probability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vg Non-Lance Card</text:p>
          </table:table-cell>
          <table:table-cell table:style-name="ce1"/>
          <table:table-cell office:value-type="float" office:value="105.09575676270001" table:formula="of:=(([.C3]*[.E3])+([.C5]*[.E5])+([.C6]*[.E6])+([.C8]*[.E8])+([.C9]*[.E9])+([.C10]*[.E10])+([.C11]*[.E11])+([.C12]*[.E12])+([.C13]*[.E13])+([.C14]*[.E14])+([.C15]*[.E15]))/([.C3]+[.C5]+[.C6]+SUM([.C8:.C15]))" table:style-name="ce1">
            <text:p>105.09575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-Avg Card</text:p>
          </table:table-cell>
          <table:table-cell table:style-name="ce1"/>
          <table:table-cell office:value-type="float" office:value="103.75753153549371" table:formula="of:=(([.C3]*[.E3])+([.C4]*[.E4])+([.C5]*[.E5])+([.C6]*[.E6])+([.C8]*[.E8])+([.C9]*[.E9])+([.C10]*[.E10])+([.C11]*[.E11])+([.C12]*[.E12])+([.C13]*[.E13])+([.C14]*[.E14])+([.C15]*[.E15]))/(30)" table:style-name="ce1">
            <text:p>103.75753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t-Avg Card</text:p>
          </table:table-cell>
          <table:table-cell table:style-name="ce1"/>
          <table:table-cell office:value-type="float" office:value="137.56854294371942" table:formula="of:=(([.C3]*[.E3])+([.C4]*[.E4])+([.C5]*[.E5])+([.C6]*[.F6])+([.C8]*[.E8])+([.C9]*[.F9])+([.C10]*[.F10])+([.C11]*[.E11])+([.C12]*[.F12])+([.C13]*[.F13])+([.C14]*[.E14])+([.C15]*[.F15]))/(30)" table:style-name="ce1">
            <text:p>137.56854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table:style-name="ce1"/>
          <table:table-cell office:value-type="float" office:value="3989.4877453678632" table:formula="of:=[.D24]*[.D23]" table:style-name="ce1">
            <text:p>3989.487745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Kyle Forrester</dc:creator>
    <meta:creation-date>2019-01-17T07:45:02Z</meta:creation-date>
    <dc:date>2019-01-22T22:16:13Z</dc:date>
    <meta:editing-cycles>17</meta:editing-cycles>
    <meta:editing-duration>PT6393S</meta:editing-duration>
  </office:meta>
</office:document-meta>
</file>